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7000002C4C34D071E282AC9AD.png" manifest:media-type="image/png"/>
  <manifest:file-entry manifest:full-path="Pictures/100002010000024F0000024DA9897633C27635B2.png" manifest:media-type="image/png"/>
  <manifest:file-entry manifest:full-path="Pictures/100002010000025600000253E927452ECD5C791E.png" manifest:media-type="image/png"/>
  <manifest:file-entry manifest:full-path="Pictures/10000201000002C7000002C4A00768DA51E2980D.png" manifest:media-type="image/png"/>
  <manifest:file-entry manifest:full-path="Pictures/10000201000002B7000002BCDFBD19EE2A1EA2C0.png" manifest:media-type="image/png"/>
  <manifest:file-entry manifest:full-path="Pictures/10000201000002B7000002BC0EFB5FC5CDAFB6FE.png" manifest:media-type="image/png"/>
  <manifest:file-entry manifest:full-path="Pictures/100002010000025800000255B3CA6C67DB6FE3BD.png" manifest:media-type="image/png"/>
  <manifest:file-entry manifest:full-path="Pictures/100002010000024F0000024D1F7065EC5822B45E.png" manifest:media-type="image/png"/>
  <manifest:file-entry manifest:full-path="Pictures/10000201000002B6000002BB5E774C4AD1E3FB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7.69cm" fo:min-width="2.893cm" style:protect="position 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ffffff" draw:marker-start-width="0.227cm" draw:marker-end-width="0.227cm" draw:fill="none" draw:fill-color="#ffff66" draw:textarea-horizontal-align="justify" draw:textarea-vertical-align="middle" draw:auto-grow-height="false" fo:min-height="0.415cm" fo:min-width="0.165cm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width="0.018cm" draw:fill="solid" draw:fill-color="#ffffff" draw:opacity="100%" draw:opacity-name="Transparency_20_114" draw:textarea-horizontal-align="justify" draw:textarea-vertical-align="middle" draw:auto-grow-height="false" fo:min-height="0.396cm" fo:min-width="0.146cm"/>
    </style:style>
    <style:style style:name="gr5" style:family="graphic" style:parent-style-name="standard">
      <style:graphic-properties svg:stroke-width="0.018cm" svg:stroke-color="#ffffff" draw:marker-start="" draw:marker-start-width="0.127cm" draw:marker-end="Arrow_20_concave" draw:marker-end-width="0.13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ffffff" draw:marker-start-width="0.227cm" draw:marker-end-width="0.227cm" draw:fill="none" draw:fill-color="#000000" draw:textarea-horizontal-align="justify" draw:textarea-vertical-align="middle" draw:auto-grow-height="false" fo:min-height="0.665cm" fo:min-width="0.665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ffffff" draw:marker-start-width="0.227cm" draw:marker-end-width="0.227cm" draw:fill="solid" draw:fill-color="#666666" draw:textarea-horizontal-align="justify" draw:textarea-vertical-align="middle" draw:auto-grow-height="false" fo:min-height="0.665cm" fo:min-width="0.665cm" fo:padding-top="0.009cm" fo:padding-bottom="0.009cm" fo:padding-left="0.009cm" fo:padding-right="0.009cm"/>
    </style:style>
    <style:style style:name="gr8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0.588cm" fo:min-width="0.487cm" fo:padding-top="0.009cm" fo:padding-bottom="0.009cm" fo:padding-left="0.009cm" fo:padding-right="0.009cm"/>
    </style:style>
    <style:style style:name="gr9" style:family="graphic" style:parent-style-name="standard">
      <style:graphic-properties svg:stroke-width="0.018cm" svg:stroke-color="#ffffff" draw:marker-start-width="0.227cm" draw:marker-end-width="0.227cm" draw:fill="none" draw:fill-color="#000000" draw:opacity="40%" draw:textarea-horizontal-align="justify" draw:textarea-vertical-align="middle" draw:auto-grow-height="false" fo:min-height="0.415cm" fo:min-width="0.165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ffffff" draw:marker-start-width="0.227cm" draw:marker-end-width="0.227cm" draw:fill="none" draw:fill-color="#ffffff" draw:opacity="30%" draw:textarea-horizontal-align="justify" draw:textarea-vertical-align="middle" draw:auto-grow-height="false" fo:min-height="0.415cm" fo:min-width="0.165cm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width="0.018cm" svg:stroke-color="#ffffff" draw:marker-start-width="0.227cm" draw:marker-end-width="0.227cm" draw:fill="solid" draw:fill-color="#666666" draw:textarea-horizontal-align="justify" draw:textarea-vertical-align="middle" draw:auto-grow-height="false" fo:min-height="0.665cm" fo:min-width="0.665cm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2.036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8cm" svg:stroke-color="#ffffff" draw:marker-start-width="0.227cm" draw:marker-end-width="0.227cm" draw:fill="none" draw:fill-color="#999999" draw:textarea-horizontal-align="justify" draw:textarea-vertical-align="middle" draw:auto-grow-height="false" fo:min-height="0.665cm" fo:min-width="0.665cm" fo:padding-top="0.009cm" fo:padding-bottom="0.009cm" fo:padding-left="0.009cm" fo:padding-right="0.009cm"/>
    </style:style>
    <style:style style:name="gr15" style:family="graphic" style:parent-style-name="standard">
      <style:graphic-properties draw:stroke="none" draw:fill-color="#ff99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-color="#0000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66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99ff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6600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ff0066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018cm" svg:stroke-color="#ffffff" draw:marker-start="Arrow_20_concave" draw:marker-start-width="0.154cm" draw:marker-end="Arrow_20_concave" draw:marker-end-width="0.164cm" draw:fill="solid" fo:padding-top="0.009cm" fo:padding-bottom="0.009cm" fo:padding-left="0.009cm" fo:padding-right="0.009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66"/>
      <style:paragraph-properties fo:text-align="center"/>
      <style:text-properties fo:color="#ffffff" style:font-name="Ubuntu Condensed" fo:font-size="8pt" style:font-size-asian="8pt" style:font-size-complex="8pt"/>
    </style:style>
    <style:style style:name="P5" style:family="paragraph">
      <loext:graphic-properties draw:fill="solid" draw:fill-color="#ffffff" draw:opacity="100%" draw:opacity-name="Transparency_20_114"/>
      <style:paragraph-properties fo:text-align="center"/>
    </style:style>
    <style:style style:name="P6" style:family="paragraph">
      <loext:graphic-properties draw:fill="none" draw:fill-color="#ffff66"/>
      <style:paragraph-properties fo:text-align="center"/>
      <style:text-properties fo:color="#000000" style:font-name="Ubuntu Condensed" fo:font-size="8pt" style:font-size-asian="8pt" style:font-size-complex="8pt"/>
    </style:style>
    <style:style style:name="P7" style:family="paragraph">
      <loext:graphic-properties draw:fill="none" draw:fill-color="#000000"/>
      <style:paragraph-properties fo:text-align="center"/>
      <style:text-properties fo:color="#ffffff" style:font-name="Ubuntu Condensed" fo:font-size="7pt" style:font-size-asian="8pt" style:font-size-complex="8pt"/>
    </style:style>
    <style:style style:name="P8" style:family="paragraph">
      <loext:graphic-properties draw:fill="solid" draw:fill-color="#666666"/>
      <style:paragraph-properties fo:text-align="center"/>
      <style:text-properties fo:color="#ffffff" style:font-name="Ubuntu Condensed" fo:font-size="7pt" style:font-size-asian="8pt" style:font-size-complex="8pt"/>
    </style:style>
    <style:style style:name="P9" style:family="paragraph">
      <loext:graphic-properties draw:fill="none" draw:fill-color="#000000" draw:opacity="40%"/>
      <style:paragraph-properties fo:text-align="center"/>
      <style:text-properties fo:color="#000000" style:font-name="Ubuntu Condensed" fo:font-size="8pt" style:font-size-asian="8pt" style:font-size-complex="8pt"/>
    </style:style>
    <style:style style:name="P10" style:family="paragraph">
      <loext:graphic-properties draw:fill="none" draw:fill-color="#ffffff" draw:opacity="30%"/>
      <style:paragraph-properties fo:text-align="center"/>
      <style:text-properties fo:color="#000000" style:font-name="Ubuntu Condensed" fo:font-size="8pt" style:font-size-asian="8pt" style:font-size-complex="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0000" style:font-name="Andale Mono1" fo:font-size="40pt" fo:text-shadow="none" fo:font-weight="normal" style:font-size-asian="40pt" style:font-weight-asian="normal" style:font-size-complex="40pt" style:font-weight-complex="normal"/>
    </style:style>
    <style:style style:name="P13" style:family="paragraph">
      <loext:graphic-properties draw:fill="none" draw:fill-color="#999999"/>
      <style:paragraph-properties fo:text-align="center"/>
      <style:text-properties fo:color="#ffffff" style:font-name="Ubuntu Condensed" fo:font-size="7pt" style:font-size-asian="8pt" style:font-size-complex="8pt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loext:graphic-properties draw:fill-color="#0000ff"/>
      <style:paragraph-properties fo:text-align="center"/>
    </style:style>
    <style:style style:name="P16" style:family="paragraph">
      <loext:graphic-properties draw:fill-color="#66ff99"/>
      <style:paragraph-properties fo:text-align="center"/>
    </style:style>
    <style:style style:name="P17" style:family="paragraph">
      <loext:graphic-properties draw:fill-color="#00ffff"/>
      <style:paragraph-properties fo:text-align="center"/>
    </style:style>
    <style:style style:name="P18" style:family="paragraph">
      <loext:graphic-properties draw:fill-color="#99ff33"/>
      <style:paragraph-properties fo:text-align="center"/>
    </style:style>
    <style:style style:name="P19" style:family="paragraph">
      <loext:graphic-properties draw:fill-color="#6600ff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-color="#ff0066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fo:color="#ffffff" style:font-name="Ubuntu Condensed" fo:font-size="8pt" style:font-size-asian="8pt" style:font-size-complex="8pt"/>
    </style:style>
    <style:style style:name="T2" style:family="text">
      <style:text-properties fo:color="#000000" style:font-name="Ubuntu Condensed" fo:font-size="8pt" style:font-size-asian="8pt" style:font-size-complex="8pt"/>
    </style:style>
    <style:style style:name="T3" style:family="text">
      <style:text-properties fo:color="#ffffff" style:font-name="Ubuntu Condensed" fo:font-size="7pt" style:font-size-asian="8pt" style:font-size-complex="8pt"/>
    </style:style>
    <style:style style:name="T4" style:family="text">
      <style:text-properties fo:color="#000000" style:font-name="Andale Mono1" fo:font-size="40pt" fo:text-shadow="none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759cm" svg:height="8.306cm" svg:x="1cm" svg:y="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3.048cm" svg:x="1.381cm" svg:y="1.442cm">
          <draw:image xlink:href="Pictures/10000201000002B7000002BCDFBD19EE2A1EA2C0.png" xlink:type="simple" xlink:show="embed" xlink:actuate="onLoad">
            <text:p/>
          </draw:image>
        </draw:frame>
        <draw:custom-shape draw:style-name="gr3" draw:text-style-name="P4" draw:layer="layout" svg:width="0.965cm" svg:height="0.965cm" svg:x="1.392cm" svg:y="2.543cm">
          <text:p text:style-name="P3"><text:span text:style-name="T1">H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5" draw:layer="layout" svg:width="0.912cm" svg:height="0.912cm" draw:transform="rotate (-2.18148703206771) translate (3.526cm 2.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965cm" svg:height="0.965cm" svg:x="2.408cm" svg:y="2.533cm">
            <text:p text:style-name="P3"><text:span text:style-name="T2">FA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layer="layout" svg:width="0.965cm" svg:height="0.965cm" svg:x="3.421cm" svg:y="2.543cm">
          <text:p text:style-name="P3"><text:span text:style-name="T1">H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3" draw:layer="layout" svg:width="2.54cm" svg:height="2.372cm" draw:transform="rotate (1.5707963267949) translate (1.742cm 4.204cm)" draw:kind="arc" draw:start-angle="289.97" draw:end-angle="67.95">
          <text:p/>
        </draw:ellipse>
        <draw:custom-shape draw:style-name="gr6" draw:text-style-name="P7" draw:layer="layout" svg:width="0.965cm" svg:height="0.965cm" svg:x="3.466cm" svg:y="7.477cm">
          <text:p text:style-name="P3"><text:span text:style-name="T3">ON/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965cm" svg:height="0.965cm" svg:x="2.448cm" svg:y="5.527cm">
          <text:p text:style-name="P3"><text:span text:style-name="T3">QUIET</text:span></text:p>
          <text:p text:style-name="P3"><text:span text:style-name="T3">COL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65cm" svg:height="0.965cm" svg:x="1.389cm" svg:y="7.47cm">
          <text:p text:style-name="P3"><text:span text:style-name="T3">SPARK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65cm" svg:height="0.965cm" svg:x="2.431cm" svg:y="7.47cm">
          <text:p text:style-name="P3"><text:span text:style-name="T3">NO</text:span></text:p>
          <text:p text:style-name="P3"><text:span text:style-name="T3">SPARK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3" draw:layer="layout" svg:width="2.413cm" svg:height="2.372cm" draw:transform="rotate (-1.5707963267949) translate (4.084cm 1.861cm)" draw:kind="arc" draw:start-angle="295.85" draw:end-angle="62.99">
          <text:p/>
        </draw:ellipse>
        <draw:frame draw:style-name="gr2" draw:text-style-name="P2" draw:layer="layout" svg:width="0.965cm" svg:height="0.965cm" svg:x="1.388cm" svg:y="6.505cm">
          <draw:image xlink:href="Pictures/100002010000025800000255B3CA6C67DB6FE3BD.png" xlink:type="simple" xlink:show="embed" xlink:actuate="onLoad">
            <text:p/>
          </draw:image>
        </draw:frame>
        <draw:custom-shape draw:style-name="gr6" draw:text-style-name="P7" draw:layer="layout" svg:width="0.965cm" svg:height="0.965cm" svg:x="1.389cm" svg:y="6.499cm">
          <text:p text:style-name="P3"><text:span text:style-name="T3">RAINB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65cm" svg:height="0.965cm" svg:x="2.44cm" svg:y="6.505cm">
          <draw:image xlink:href="Pictures/100002010000025800000255B3CA6C67DB6FE3BD.png" xlink:type="simple" xlink:show="embed" xlink:actuate="onLoad">
            <text:p/>
          </draw:image>
        </draw:frame>
        <draw:custom-shape draw:style-name="gr6" draw:text-style-name="P7" draw:layer="layout" svg:width="0.965cm" svg:height="0.965cm" svg:x="2.441cm" svg:y="6.499cm">
          <text:p text:style-name="P3"><text:span text:style-name="T3">TRICK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779cm" svg:x="2.485cm" svg:y="6.608cm">
          <text:p/>
          <draw:enhanced-geometry svg:viewBox="0 0 21600 21600" draw:mirror-horizontal="false" draw:mirror-vertical="false" draw:text-areas="?f0 0 ?f2 ?f5" draw:type="down-arrow" draw:modifiers="13143.3962264151 4659.775280898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2" draw:layer="layout" svg:width="0.965cm" svg:height="0.965cm" svg:x="1.385cm" svg:y="4.541cm">
            <draw:image xlink:href="Pictures/10000201000002B6000002BB5E774C4AD1E3FBDE.png" xlink:type="simple" xlink:show="embed" xlink:actuate="onLoad">
              <text:p/>
            </draw:image>
          </draw:frame>
          <draw:custom-shape draw:style-name="gr9" draw:text-style-name="P9" draw:layer="layout" svg:width="0.965cm" svg:height="0.965cm" svg:x="1.381cm" svg:y="4.53cm">
            <text:p text:style-name="P3"><text:span text:style-name="T1">DI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0.965cm" svg:height="0.965cm" svg:x="2.46cm" svg:y="4.553cm">
          <draw:image xlink:href="Pictures/100002010000024F0000024D1F7065EC5822B45E.png" xlink:type="simple" xlink:show="embed" xlink:actuate="onLoad">
            <text:p/>
          </draw:image>
        </draw:frame>
        <draw:custom-shape draw:style-name="gr10" draw:text-style-name="P10" draw:layer="layout" svg:width="0.965cm" svg:height="0.965cm" svg:x="2.448cm" svg:y="4.545cm">
          <text:p text:style-name="P3"><text:span text:style-name="T1">DEE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2" draw:layer="layout" svg:width="0.965cm" svg:height="0.965cm" svg:x="3.48cm" svg:y="4.537cm">
            <draw:image xlink:href="Pictures/10000201000002C7000002C4A00768DA51E2980D.png" xlink:type="simple" xlink:show="embed" xlink:actuate="onLoad">
              <text:p/>
            </draw:image>
          </draw:frame>
          <draw:custom-shape draw:style-name="gr10" draw:text-style-name="P10" draw:layer="layout" svg:width="0.965cm" svg:height="0.965cm" svg:x="3.485cm" svg:y="4.541cm">
            <text:p text:style-name="P3"><text:span text:style-name="T1">BRIGH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1" draw:layer="layout" svg:width="0.254cm" svg:height="0.254cm" svg:x="1.552cm" svg:y="7.6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11" draw:layer="layout" svg:width="0.254cm" svg:height="0.254cm" svg:x="1.905cm" svg:y="7.5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11" draw:layer="layout" svg:width="0.254cm" svg:height="0.254cm" svg:x="1.762cm" svg:y="8.1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2" draw:layer="layout" svg:width="0.965cm" svg:height="0.965cm" svg:x="3.48cm" svg:y="5.549cm">
          <draw:image xlink:href="Pictures/100002010000025600000253E927452ECD5C791E.png" xlink:type="simple" xlink:show="embed" xlink:actuate="onLoad">
            <text:p/>
          </draw:image>
        </draw:frame>
        <draw:custom-shape draw:style-name="gr6" draw:text-style-name="P7" draw:layer="layout" svg:width="0.965cm" svg:height="0.965cm" svg:x="3.484cm" svg:y="5.547cm">
          <text:p text:style-name="P3"><text:span text:style-name="T3">SOLID</text:span></text:p>
          <text:p text:style-name="P3"><text:span text:style-name="T3">COLO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65cm" svg:height="0.965cm" svg:x="1.381cm" svg:y="5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0.762cm" svg:height="1.016cm" svg:x="1.508cm" svg:y="5.131cm">
          <draw:text-box>
            <text:p><text:span text:style-name="T4">♪</text:span></text:p>
          </draw:text-box>
        </draw:frame>
        <draw:custom-shape draw:style-name="gr14" draw:text-style-name="P13" draw:layer="layout" svg:width="0.965cm" svg:height="0.965cm" svg:x="1.381cm" svg:y="5.517cm">
          <text:p text:style-name="P3"><text:span text:style-name="T3">COLOR</text:span><text:span text:style-name="T3"><text:line-break/></text:span><text:span text:style-name="T3">ORG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093cm" svg:height="0.093cm" svg:x="3.916cm" svg:y="6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093cm" svg:height="0.093cm" svg:x="4.082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093cm" svg:height="0.093cm" svg:x="4.048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093cm" svg:height="0.093cm" svg:x="3.57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093cm" svg:height="0.093cm" svg:x="3.847cm" svg:y="7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093cm" svg:height="0.093cm" svg:x="3.614cm" svg:y="7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093cm" svg:height="0.093cm" svg:x="3.701cm" svg:y="6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093cm" svg:height="0.093cm" svg:x="4.184cm" svg:y="6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093cm" svg:height="0.093cm" svg:x="3.828cm" svg:y="6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65cm" svg:height="0.965cm" svg:x="3.472cm" svg:y="6.499cm">
          <text:p text:style-name="P3"><text:span text:style-name="T3">RANDOM</text:span></text:p>
          <text:p text:style-name="P3"><text:span text:style-name="T3">COLO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3" draw:layer="layout" svg:x1="2.905cm" svg:y1="3.541cm" svg:x2="2.905cm" svg:y2="4.557cm">
          <text:p/>
        </draw:line>
        <draw:custom-shape draw:style-name="gr11" draw:text-style-name="P11" draw:layer="layout" svg:width="0.254cm" svg:height="0.254cm" svg:x="2.651cm" svg:y="6.6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11" draw:layer="layout" svg:width="0.254cm" svg:height="0.254cm" svg:x="3.004cm" svg:y="6.5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11" draw:layer="layout" svg:width="0.254cm" svg:height="0.254cm" svg:x="2.861cm" svg:y="7.1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g>
          <draw:custom-shape draw:style-name="gr1" draw:text-style-name="P1" draw:layer="layout" svg:width="3.759cm" svg:height="8.306cm" svg:x="5.115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048cm" svg:height="3.048cm" svg:x="5.496cm" svg:y="1.441cm">
            <draw:image xlink:href="Pictures/10000201000002B7000002BC0EFB5FC5CDAFB6FE.png" xlink:type="simple" xlink:show="embed" xlink:actuate="onLoad">
              <text:p/>
            </draw:image>
          </draw:frame>
          <draw:custom-shape draw:style-name="gr3" draw:text-style-name="P4" draw:layer="layout" svg:width="0.965cm" svg:height="0.965cm" svg:x="5.507cm" svg:y="2.542cm">
            <text:p text:style-name="P3"><text:span text:style-name="T1">HU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5" draw:layer="layout" svg:width="0.912cm" svg:height="0.912cm" draw:transform="rotate (-2.18148703206771) translate (7.641cm 2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965cm" svg:height="0.965cm" svg:x="6.523cm" svg:y="2.532cm">
              <text:p text:style-name="P3"><text:span text:style-name="T2">FA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4" draw:layer="layout" svg:width="0.965cm" svg:height="0.965cm" svg:x="7.536cm" svg:y="2.542cm">
            <text:p text:style-name="P3"><text:span text:style-name="T1">HU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3" draw:layer="layout" svg:width="2.54cm" svg:height="2.372cm" draw:transform="rotate (1.5707963267949) translate (5.857cm 4.203cm)" draw:kind="arc" draw:start-angle="289.97" draw:end-angle="67.95">
            <text:p/>
          </draw:ellipse>
          <draw:custom-shape draw:style-name="gr6" draw:text-style-name="P7" draw:layer="layout" svg:width="0.965cm" svg:height="0.965cm" svg:x="7.581cm" svg:y="7.476cm">
            <text:p text:style-name="P3"><text:span text:style-name="T3">ON/OF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965cm" svg:height="0.965cm" svg:x="6.563cm" svg:y="5.526cm">
            <text:p text:style-name="P3"><text:span text:style-name="T3">QUIET</text:span></text:p>
            <text:p text:style-name="P3"><text:span text:style-name="T3">COL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svg:x="5.504cm" svg:y="7.469cm">
            <text:p text:style-name="P3"><text:span text:style-name="T3">SPAR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svg:x="6.546cm" svg:y="7.469cm">
            <text:p text:style-name="P3"><text:span text:style-name="T3">NO</text:span></text:p>
            <text:p text:style-name="P3"><text:span text:style-name="T3">SPAR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3" draw:layer="layout" svg:width="2.413cm" svg:height="2.372cm" draw:transform="rotate (-1.5707963267949) translate (8.199cm 1.86cm)" draw:kind="arc" draw:start-angle="295.85" draw:end-angle="62.99">
            <text:p/>
          </draw:ellipse>
          <draw:frame draw:style-name="gr2" draw:text-style-name="P2" draw:layer="layout" svg:width="0.965cm" svg:height="0.965cm" svg:x="5.503cm" svg:y="6.504cm">
            <draw:image xlink:href="Pictures/100002010000025800000255B3CA6C67DB6FE3BD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svg:x="5.504cm" svg:y="6.498cm">
            <text:p text:style-name="P3"><text:span text:style-name="T3">RAIN</text:span><text:span text:style-name="T3">BOW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65cm" svg:height="0.965cm" svg:x="6.555cm" svg:y="6.504cm">
            <draw:image xlink:href="Pictures/100002010000025800000255B3CA6C67DB6FE3BD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svg:x="6.556cm" svg:y="6.498cm">
            <text:p text:style-name="P3"><text:span text:style-name="T3">TRIC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889cm" svg:height="0.779cm" svg:x="6.6cm" svg:y="6.607cm">
            <text:p/>
            <draw:enhanced-geometry svg:viewBox="0 0 21600 21600" draw:mirror-horizontal="false" draw:mirror-vertical="false" draw:text-areas="?f0 0 ?f2 ?f5" draw:type="down-arrow" draw:modifiers="13143.3962264151 4659.775280898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frame draw:style-name="gr2" draw:text-style-name="P2" draw:layer="layout" svg:width="0.965cm" svg:height="0.965cm" svg:x="5.5cm" svg:y="4.54cm">
              <draw:image xlink:href="Pictures/10000201000002B6000002BB5E774C4AD1E3FBDE.png" xlink:type="simple" xlink:show="embed" xlink:actuate="onLoad">
                <text:p/>
              </draw:image>
            </draw:frame>
            <draw:custom-shape draw:style-name="gr9" draw:text-style-name="P9" draw:layer="layout" svg:width="0.965cm" svg:height="0.965cm" svg:x="5.496cm" svg:y="4.529cm">
              <text:p text:style-name="P3"><text:span text:style-name="T1">DI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" draw:text-style-name="P2" draw:layer="layout" svg:width="0.965cm" svg:height="0.965cm" svg:x="6.575cm" svg:y="4.552cm">
            <draw:image xlink:href="Pictures/100002010000024F0000024DA9897633C27635B2.png" xlink:type="simple" xlink:show="embed" xlink:actuate="onLoad">
              <text:p/>
            </draw:image>
          </draw:frame>
          <draw:custom-shape draw:style-name="gr10" draw:text-style-name="P10" draw:layer="layout" svg:width="0.965cm" svg:height="0.965cm" svg:x="6.563cm" svg:y="4.544cm">
            <text:p text:style-name="P3"><text:span text:style-name="T1">DEEP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2" draw:text-style-name="P2" draw:layer="layout" svg:width="0.965cm" svg:height="0.965cm" svg:x="7.595cm" svg:y="4.536cm">
              <draw:image xlink:href="Pictures/10000201000002C7000002C4C34D071E282AC9AD.png" xlink:type="simple" xlink:show="embed" xlink:actuate="onLoad">
                <text:p/>
              </draw:image>
            </draw:frame>
            <draw:custom-shape draw:style-name="gr10" draw:text-style-name="P10" draw:layer="layout" svg:width="0.965cm" svg:height="0.965cm" svg:x="7.6cm" svg:y="4.54cm">
              <text:p text:style-name="P3"><text:span text:style-name="T1">BRI</text:span><text:span text:style-name="T1">GH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254cm" svg:x="5.667cm" svg:y="7.604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svg:x="6.02cm" svg:y="7.5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svg:x="5.877cm" svg:y="8.112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frame draw:style-name="gr2" draw:text-style-name="P2" draw:layer="layout" svg:width="0.965cm" svg:height="0.965cm" svg:x="7.595cm" svg:y="5.548cm">
            <draw:image xlink:href="Pictures/100002010000025600000253E927452ECD5C791E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svg:x="7.599cm" svg:y="5.546cm">
            <text:p text:style-name="P3"><text:span text:style-name="T3">SOLID</text:span></text:p>
            <text:p text:style-name="P3"><text:span text:style-name="T3">COLO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0.965cm" svg:height="0.965cm" svg:x="5.496cm" svg:y="5.5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2" draw:layer="layout" svg:width="0.762cm" svg:height="1.016cm" svg:x="5.623cm" svg:y="5.13cm">
            <draw:text-box>
              <text:p><text:span text:style-name="T4">♪</text:span></text:p>
            </draw:text-box>
          </draw:frame>
          <draw:custom-shape draw:style-name="gr14" draw:text-style-name="P13" draw:layer="layout" svg:width="0.965cm" svg:height="0.965cm" svg:x="5.496cm" svg:y="5.516cm">
            <text:p text:style-name="P3"><text:span text:style-name="T3">COLOR</text:span><text:span text:style-name="T3"><text:line-break/></text:span><text:span text:style-name="T3">ORGA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layout" svg:width="0.093cm" svg:height="0.093cm" svg:x="8.031cm" svg:y="6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0.093cm" svg:height="0.093cm" svg:x="8.197cm" svg:y="6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093cm" svg:height="0.093cm" svg:x="8.163cm" svg:y="7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0.093cm" svg:height="0.093cm" svg:x="7.689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8" draw:layer="layout" svg:width="0.093cm" svg:height="0.093cm" svg:x="7.962cm" svg:y="7.2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9" draw:layer="layout" svg:width="0.093cm" svg:height="0.093cm" svg:x="7.72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draw:layer="layout" svg:width="0.093cm" svg:height="0.093cm" svg:x="7.816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1" draw:layer="layout" svg:width="0.093cm" svg:height="0.093cm" svg:x="8.299cm" svg:y="6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2" draw:layer="layout" svg:width="0.093cm" svg:height="0.093cm" svg:x="7.943cm" svg:y="6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svg:x="7.587cm" svg:y="6.498cm">
            <text:p text:style-name="P3"><text:span text:style-name="T3">RAN</text:span><text:span text:style-name="T3">DO</text:span><text:span text:style-name="T3">M</text:span></text:p>
            <text:p text:style-name="P3"><text:span text:style-name="T3">COLO</text:span><text:span text:style-name="T3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23" draw:layer="layout" svg:x1="7.02cm" svg:y1="3.54cm" svg:x2="7.02cm" svg:y2="4.556cm">
            <text:p/>
          </draw:line>
          <draw:custom-shape draw:style-name="gr11" draw:text-style-name="P11" draw:layer="layout" svg:width="0.254cm" svg:height="0.254cm" svg:x="6.743cm" svg:y="6.667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svg:x="7.096cm" svg:y="6.588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svg:x="6.953cm" svg:y="7.17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759cm" svg:height="8.306cm" draw:transform="rotate (1.5709708597201) translate (0.873cm 13.52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048cm" svg:height="3.048cm" draw:transform="rotate (1.5709708597201) translate (1.314cm 13.142cm)">
            <draw:image xlink:href="Pictures/10000201000002B7000002BC0EFB5FC5CDAFB6FE.png" xlink:type="simple" xlink:show="embed" xlink:actuate="onLoad">
              <text:p/>
            </draw:image>
          </draw:frame>
          <draw:custom-shape draw:style-name="gr3" draw:text-style-name="P4" draw:layer="layout" svg:width="0.965cm" svg:height="0.965cm" draw:transform="rotate (1.5709708597201) translate (2.415cm 13.131cm)">
            <text:p text:style-name="P3"><text:span text:style-name="T1">HU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5" draw:layer="layout" svg:width="0.912cm" svg:height="0.912cm" draw:transform="rotate (-0.610516172347617) translate (2.742cm 10.9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965cm" svg:height="0.965cm" draw:transform="rotate (1.5709708597201) translate (2.405cm 12.115cm)">
              <text:p text:style-name="P3"><text:span text:style-name="T2">FA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4" draw:layer="layout" svg:width="0.965cm" svg:height="0.965cm" draw:transform="rotate (1.5709708597201) translate (2.415cm 11.102cm)">
            <text:p text:style-name="P3"><text:span text:style-name="T1">HU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3" draw:layer="layout" svg:width="2.54cm" svg:height="2.372cm" draw:transform="rotate (-3.14141812066459) translate (4.076cm 12.779cm)" draw:kind="arc" draw:start-angle="289.97" draw:end-angle="67.95">
            <text:p/>
          </draw:ellipse>
          <draw:custom-shape draw:style-name="gr6" draw:text-style-name="P7" draw:layer="layout" svg:width="0.965cm" svg:height="0.965cm" draw:transform="rotate (1.5709708597201) translate (7.348cm 11.056cm)">
            <text:p text:style-name="P3"><text:span text:style-name="T3">ON/</text:span><text:span text:style-name="T3">OF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965cm" svg:height="0.965cm" draw:transform="rotate (1.5709708597201) translate (5.399cm 12.075cm)">
            <text:p text:style-name="P3"><text:span text:style-name="T3">QUI</text:span><text:span text:style-name="T3">ET</text:span></text:p>
            <text:p text:style-name="P3"><text:span text:style-name="T3">COL</text:span><text:span text:style-name="T3">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draw:transform="rotate (1.5709708597201) translate (7.342cm 13.134cm)">
            <text:p text:style-name="P3"><text:span text:style-name="T3">SPAR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draw:transform="rotate (1.5709708597201) translate (7.341cm 12.091cm)">
            <text:p text:style-name="P3"><text:span text:style-name="T3">NO</text:span></text:p>
            <text:p text:style-name="P3"><text:span text:style-name="T3">SPAR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3" draw:layer="layout" svg:width="2.413cm" svg:height="2.372cm" draw:transform="rotate (0.000174532925199433) translate (1.732cm 10.44cm)" draw:kind="arc" draw:start-angle="295.85" draw:end-angle="62.99">
            <text:p/>
          </draw:ellipse>
          <draw:frame draw:style-name="gr2" draw:text-style-name="P2" draw:layer="layout" svg:width="0.965cm" svg:height="0.965cm" draw:transform="rotate (1.5709708597201) translate (6.378cm 13.134cm)">
            <draw:image xlink:href="Pictures/100002010000025800000255B3CA6C67DB6FE3BD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draw:transform="rotate (1.5709708597201) translate (6.371cm 13.134cm)">
            <text:p text:style-name="P3"><text:span text:style-name="T3">RAINBO</text:span><text:span text:style-name="T3">W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65cm" svg:height="0.965cm" draw:transform="rotate (1.5709708597201) translate (6.377cm 12.084cm)">
            <draw:image xlink:href="Pictures/100002010000025800000255B3CA6C67DB6FE3BD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draw:transform="rotate (1.5709708597201) translate (6.37cm 12.08cm)">
            <text:p text:style-name="P3"><text:span text:style-name="T3">TRIC</text:span><text:span text:style-name="T3">KL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889cm" svg:height="0.779cm" draw:transform="rotate (1.5709708597201) translate (6.479cm 12.036cm)">
            <text:p/>
            <draw:enhanced-geometry svg:viewBox="0 0 21600 21600" draw:mirror-horizontal="false" draw:mirror-vertical="false" draw:text-areas="?f0 0 ?f2 ?f5" draw:type="down-arrow" draw:modifiers="13143.3962264151 4659.775280898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frame draw:style-name="gr2" draw:text-style-name="P2" draw:layer="layout" svg:width="0.965cm" svg:height="0.965cm" draw:transform="rotate (1.5709708597201) translate (4.414cm 13.138cm)">
              <draw:image xlink:href="Pictures/10000201000002B6000002BB5E774C4AD1E3FBDE.png" xlink:type="simple" xlink:show="embed" xlink:actuate="onLoad">
                <text:p/>
              </draw:image>
            </draw:frame>
            <draw:custom-shape draw:style-name="gr9" draw:text-style-name="P9" draw:layer="layout" svg:width="0.965cm" svg:height="0.965cm" draw:transform="rotate (1.5709708597201) translate (4.402cm 13.14cm)">
              <text:p text:style-name="P3"><text:span text:style-name="T1">DI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" draw:text-style-name="P2" draw:layer="layout" svg:width="0.965cm" svg:height="0.965cm" draw:transform="rotate (1.5709708597201) translate (4.424cm 12.062cm)">
            <draw:image xlink:href="Pictures/100002010000024F0000024DA9897633C27635B2.png" xlink:type="simple" xlink:show="embed" xlink:actuate="onLoad">
              <text:p/>
            </draw:image>
          </draw:frame>
          <draw:custom-shape draw:style-name="gr10" draw:text-style-name="P10" draw:layer="layout" svg:width="0.965cm" svg:height="0.965cm" draw:transform="rotate (1.5709708597201) translate (4.417cm 12.074cm)">
            <text:p text:style-name="P3"><text:span text:style-name="T1">DEEP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2" draw:text-style-name="P2" draw:layer="layout" svg:width="0.965cm" svg:height="0.965cm" draw:transform="rotate (1.5709708597201) translate (4.409cm 11.043cm)">
              <draw:image xlink:href="Pictures/10000201000002C7000002C4C34D071E282AC9AD.png" xlink:type="simple" xlink:show="embed" xlink:actuate="onLoad">
                <text:p/>
              </draw:image>
            </draw:frame>
            <draw:custom-shape draw:style-name="gr10" draw:text-style-name="P10" draw:layer="layout" svg:width="0.965cm" svg:height="0.965cm" draw:transform="rotate (1.5709708597201) translate (4.413cm 11.038cm)">
              <text:p text:style-name="P3"><text:span text:style-name="T1">BRIGH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254cm" draw:transform="rotate (1.5709708597201) translate (7.478cm 12.969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draw:transform="rotate (1.5709708597201) translate (7.399cm 12.6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draw:transform="rotate (1.5709708597201) translate (7.987cm 12.7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frame draw:style-name="gr2" draw:text-style-name="P2" draw:layer="layout" svg:width="0.965cm" svg:height="0.965cm" draw:transform="rotate (1.5709708597201) translate (5.421cm 11.041cm)">
            <draw:image xlink:href="Pictures/100002010000025600000253E927452ECD5C791E.png" xlink:type="simple" xlink:show="embed" xlink:actuate="onLoad">
              <text:p/>
            </draw:image>
          </draw:frame>
          <draw:custom-shape draw:style-name="gr6" draw:text-style-name="P7" draw:layer="layout" svg:width="0.965cm" svg:height="0.965cm" draw:transform="rotate (1.5709708597201) translate (5.419cm 11.038cm)">
            <text:p text:style-name="P3"><text:span text:style-name="T3">SOLI</text:span><text:span text:style-name="T3">D</text:span></text:p>
            <text:p text:style-name="P3"><text:span text:style-name="T3">COL</text:span><text:span text:style-name="T3">O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0.965cm" svg:height="0.965cm" draw:transform="rotate (1.5709708597201) translate (5.404cm 13.1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2" draw:layer="layout" svg:width="0.762cm" svg:height="1.016cm" draw:transform="rotate (1.5709708597201) translate (5.003cm 13.012cm)">
            <draw:text-box>
              <text:p><text:span text:style-name="T4">♪</text:span></text:p>
            </draw:text-box>
          </draw:frame>
          <draw:custom-shape draw:style-name="gr14" draw:text-style-name="P13" draw:layer="layout" svg:width="0.965cm" svg:height="0.965cm" draw:transform="rotate (1.5709708597201) translate (5.389cm 13.141cm)">
            <text:p text:style-name="P3"><text:span text:style-name="T3">COL</text:span><text:span text:style-name="T3">OR</text:span><text:span text:style-name="T3"><text:line-break/></text:span><text:span text:style-name="T3">ORG</text:span><text:span text:style-name="T3">A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layout" svg:width="0.093cm" svg:height="0.093cm" draw:transform="rotate (1.5709708597201) translate (6.427cm 10.6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0.093cm" svg:height="0.093cm" draw:transform="rotate (1.5709708597201) translate (6.494cm 10.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093cm" svg:height="0.093cm" draw:transform="rotate (1.5709708597201) translate (7.131cm 10.4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0.093cm" svg:height="0.093cm" draw:transform="rotate (1.5709708597201) translate (6.843cm 10.9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8" draw:layer="layout" svg:width="0.093cm" svg:height="0.093cm" draw:transform="rotate (1.5709708597201) translate (7.12cm 10.6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9" draw:layer="layout" svg:width="0.093cm" svg:height="0.093cm" draw:transform="rotate (1.5709708597201) translate (7.058cm 10.9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0" draw:layer="layout" svg:width="0.093cm" svg:height="0.093cm" draw:transform="rotate (1.5709708597201) translate (6.496cm 10.8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1" draw:layer="layout" svg:width="0.093cm" svg:height="0.093cm" draw:transform="rotate (1.5709708597201) translate (6.786cm 10.3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2" draw:layer="layout" svg:width="0.093cm" svg:height="0.093cm" draw:transform="rotate (1.5709708597201) translate (6.748cm 10.6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965cm" svg:height="0.965cm" draw:transform="rotate (1.5709708597201) translate (6.372cm 11.048cm)">
            <text:p text:style-name="P3"><text:span text:style-name="T3">RA</text:span><text:span text:style-name="T3">ND</text:span><text:span text:style-name="T3">O</text:span><text:span text:style-name="T3">M</text:span></text:p>
            <text:p text:style-name="P3"><text:span text:style-name="T3">COL</text:span><text:span text:style-name="T3">OR</text:span><text:span text:style-name="T3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23" draw:layer="layout" svg:x1="3.413cm" svg:y1="11.617cm" svg:x2="4.429cm" svg:y2="11.617cm">
            <text:p/>
          </draw:line>
          <draw:custom-shape draw:style-name="gr11" draw:text-style-name="P11" draw:layer="layout" svg:width="0.254cm" svg:height="0.254cm" draw:transform="rotate (1.5709708597201) translate (6.54cm 11.89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draw:transform="rotate (1.5709708597201) translate (6.462cm 11.54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1" draw:text-style-name="P11" draw:layer="layout" svg:width="0.254cm" svg:height="0.254cm" draw:transform="rotate (1.5709708597201) translate (7.049cm 11.68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4" draw:display-name="Transparency 114" draw:style="radial" draw:cx="50%" draw:cy="50%" draw:start="0%" draw:end="100%" draw:border="3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3:07:49.648205079</meta:creation-date>
    <dc:date>2017-10-27T07:11:44.118789798</dc:date>
    <meta:editing-duration>PT9M</meta:editing-duration>
    <meta:editing-cycles>3</meta:editing-cycles>
    <meta:generator>LibreOffice/5.1.6.2$Linux_X86_64 LibreOffice_project/10m0$Build-2</meta:generator>
    <meta:print-date>2017-10-26T13:34:42.408731376</meta:print-date>
    <meta:document-statistic meta:object-count="164"/>
  </office:meta>
</office:document-meta>
</file>